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8mm"/>
    </style:style>
    <style:style style:name="co2" style:family="table-column">
      <style:table-column-properties fo:break-before="auto" style:column-width="49.34mm"/>
    </style:style>
    <style:style style:name="co3" style:family="table-column">
      <style:table-column-properties fo:break-before="auto" style:column-width="48.35mm"/>
    </style:style>
    <style:style style:name="co4" style:family="table-column">
      <style:table-column-properties fo:break-before="auto" style:column-width="42.79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33.97mm"/>
    </style:style>
    <style:style style:name="co10" style:family="table-column">
      <style:table-column-properties fo:break-before="auto" style:column-width="40.18mm"/>
    </style:style>
    <style:style style:name="co11" style:family="table-column">
      <style:table-column-properties fo:break-before="auto" style:column-width="37.89mm"/>
    </style:style>
    <style:style style:name="co12" style:family="table-column">
      <style:table-column-properties fo:break-before="auto" style:column-width="57.49mm"/>
    </style:style>
    <style:style style:name="co13" style:family="table-column">
      <style:table-column-properties fo:break-before="auto" style:column-width="29.7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26.79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6.67mm"/>
    </style:style>
    <style:style style:name="co18" style:family="table-column">
      <style:table-column-properties fo:break-before="auto" style:column-width="23.51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26.12mm"/>
    </style:style>
    <style:style style:name="co21" style:family="table-column">
      <style:table-column-properties fo:break-before="auto" style:column-width="31.36mm"/>
    </style:style>
    <style:style style:name="co22" style:family="table-column">
      <style:table-column-properties fo:break-before="auto" style:column-width="43.76mm"/>
    </style:style>
    <style:style style:name="co23" style:family="table-column">
      <style:table-column-properties fo:break-before="auto" style:column-width="50.96mm"/>
    </style:style>
    <style:style style:name="co24" style:family="table-column">
      <style:table-column-properties fo:break-before="auto" style:column-width="36.27mm"/>
    </style:style>
    <style:style style:name="co25" style:family="table-column">
      <style:table-column-properties fo:break-before="auto" style:column-width="24.84mm"/>
    </style:style>
    <style:style style:name="co26" style:family="table-column">
      <style:table-column-properties fo:break-before="auto" style:column-width="25.81mm"/>
    </style:style>
    <style:style style:name="co27" style:family="table-column">
      <style:table-column-properties fo:break-before="auto" style:column-width="44.1mm"/>
    </style:style>
    <style:style style:name="co28" style:family="table-column">
      <style:table-column-properties fo:break-before="auto" style:column-width="35.93mm"/>
    </style:style>
    <style:style style:name="co29" style:family="table-column">
      <style:table-column-properties fo:break-before="auto" style:column-width="41.49mm"/>
    </style:style>
    <style:style style:name="co30" style:family="table-column">
      <style:table-column-properties fo:break-before="auto" style:column-width="38.56mm"/>
    </style:style>
    <style:style style:name="co31" style:family="table-column">
      <style:table-column-properties fo:break-before="auto" style:column-width="44.75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31.7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46.71mm"/>
    </style:style>
    <style:style style:name="co36" style:family="table-column">
      <style:table-column-properties fo:break-before="auto" style:column-width="17mm"/>
    </style:style>
    <style:style style:name="ro1" style:family="table-row">
      <style:table-row-properties style:row-height="7.06mm" fo:break-before="auto" style:use-optimal-row-height="fals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8.1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6" table:number-columns-repeated="984" table:default-cell-style-name="Default"/>
        <table:table-row table:style-name="ro1">
          <table:table-cell table:style-name="ce1" office:value-type="string" calcext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number-columns-repeated="39" table:style-name="ce6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12/2019</text:span></text:p>
          </table:table-cell>
          <table:covered-table-cell table:number-columns-repeated="2" table:style-name="ce6"/>
          <table:table-cell table:style-name="ce11" office:value-type="string" calcext:value-type="string" table:number-columns-spanned="13" table:number-rows-spanned="1">
            <text:p><text:span text:style-name="T1">VERBAS INDENIZATÓRIAS</text:span></text:p>
          </table:table-cell>
          <table:covered-table-cell table:number-columns-repeated="12" table:style-name="ce12"/>
          <table:table-cell table:style-name="ce11" office:value-type="string" calcext:value-type="string" table:number-columns-spanned="24" table:number-rows-spanned="1">
            <text:p><text:span text:style-name="T1">OUTRAS REMUNERAÇÕES TEMPORÁRIAS</text:span></text:p>
          </table:table-cell>
          <table:covered-table-cell table:number-columns-repeated="23" table:style-name="ce12"/>
          <table:table-cell table:number-columns-repeated="984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Dif. Auxílio Lei 8.625/93 (07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84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<text:span text:style-name="T3">ADEILDO JOSE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151.44" calcext:value-type="float">
            <text:p>3.151,4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5421.51" calcext:value-type="float">
            <text:p>5.421,5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<text:span text:style-name="T3">ADEILTON CARLOS DOS SANTOS</text:span></text:p>
          </table:table-cell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3">ADEMILTON DE OLIVEIR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2171.69" calcext:value-type="float">
            <text:p>2.171,69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6476.18" calcext:value-type="float">
            <text:p>46.476,1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<text:span text:style-name="T3">ADERBAL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<text:span text:style-name="T3">ADIEL FEITOSA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<text:span text:style-name="T3">ADLER DE OLIVEIRA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<text:span text:style-name="T3">ADNA CRISTINA DE CARVALHO VILANO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<text:span text:style-name="T3">ADRIANA DOS SANTOS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<text:span text:style-name="T3">ADRIANA FREIRE DE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span text:style-name="T3">ADRIANA NUN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<text:span text:style-name="T3">ADRIANA RIBEIRO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9189.34" calcext:value-type="float">
            <text:p>29.189,3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1248.26" calcext:value-type="float">
            <text:p>31.248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number-columns-repeated="984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<text:span text:style-name="T3">ADRIANA SICUPIRA PEREGRINO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<text:span text:style-name="T3">ADRIANO CARVALHO 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<text:span text:style-name="T3">ADRIANO SANTOS DE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<text:span text:style-name="T3">ADRIANO ULISSES DEDA CHAGAS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<text:span text:style-name="T3">ADSON ALBERTO CARDOS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<text:span text:style-name="T3">AGNALDO SILVA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<text:span text:style-name="T3">AILA BATISTA DE OLIVEIR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<text:span text:style-name="T3">ALAN FERREIRA HO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<text:span text:style-name="T3">ALAN VICTOR BATIST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<text:span text:style-name="T3">ALANNA CORREIA SILV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<text:span text:style-name="T3">ALBERTO RODRIGUES CARDOSO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<text:span text:style-name="T3">ALBERTO VINICIUS DE MELO SANTOS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<text:span text:style-name="T3">ALDELEINE MELHOR BARBO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354.35" calcext:value-type="float">
            <text:p>43.354,3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6.92" calcext:value-type="float">
            <text:p>2.026,92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5227.39" calcext:value-type="float">
            <text:p>5.227,39</text:p>
          </table:table-cell>
          <table:table-cell table:number-columns-repeated="984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<text:span text:style-name="T3">ALDO SOUZA ARAG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<text:span text:style-name="T3">ALESSANDRA ALVES DE OLIVEIRA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67.13" calcext:value-type="float">
            <text:p>2.667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<text:span text:style-name="T3">ALESSANDRA PEDRAL DE SANTANA SUZART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40.08" calcext:value-type="float">
            <text:p>640,0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40.08" calcext:value-type="float">
            <text:p>640,08</text:p>
          </table:table-cell>
          <table:table-cell table:number-columns-repeated="984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<text:span text:style-name="T3">ALESSANDRA SOUZA DE SANTAN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<text:span text:style-name="T3">ALEX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810.05" calcext:value-type="float">
            <text:p>4.810,0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605.04" calcext:value-type="float">
            <text:p>6.605,0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<text:span text:style-name="T3">ALEX MAIA ESMERALD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<text:span text:style-name="T3">ALEXANDER REZENDE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<text:span text:style-name="T3">ALEXANDRE ALBAGLI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<text:span text:style-name="T3">ALEXANDRE ANDRADE DE SOUZA</text:span></text:p>
          </table:table-cell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7058.92" calcext:value-type="float">
            <text:p>17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<text:span text:style-name="T3">ALEXANDRE FRANCO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<text:span text:style-name="T3">ALEXANDRE GONCALVE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<text:span text:style-name="T3">ALEXANDRE MENDONC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<text:span text:style-name="T3">ALEXANDRO SAMPAIO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<text:span text:style-name="T3">ALEXSANDRO AZEV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<text:span text:style-name="T3">ALEXSANDRO CARLOS DE JESU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<text:span text:style-name="T3">ALEXSANDRO DE ARAUJO TRIND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<text:span text:style-name="T3">ALFRAN PEREIRA JUNIOR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<text:span text:style-name="T3">ALICE REGINA LOUREDO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<text:span text:style-name="T3">ALINE BARBOZA ALCANTARA DE CARVALHO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<text:span text:style-name="T3">ALINE MARI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<text:span text:style-name="T3">ALINE NUNE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*SEC. GERAL/CONSELHO  SUPERIOR DO MP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290.86" calcext:value-type="float">
            <text:p>290,8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<text:span text:style-name="T3">ALINE WILTSHIRE CARVALHO RODRIGUES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<text:span text:style-name="T3">ALLAN DAVIS CARVALH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span text:style-name="T3">ALLAN SILVEIRA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span text:style-name="T3">ALLANA BRUNA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<text:span text:style-name="T3">ALLANA RACHEL MONTEIRO BATISTA SOARES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<text:span text:style-name="T3">ALLIUSKA CAROLINE DA SILVA OLIVEIRA SOBRAL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<text:span text:style-name="T3">ALONSO GOMES CAMPO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<text:span text:style-name="T3">AMANDA CARVALHO PAIVA DE ALMEIDA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<text:span text:style-name="T3">AMILTON NEVES BRIT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506.75" calcext:value-type="float">
            <text:p>506,75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506.75" calcext:value-type="float">
            <text:p>506,75</text:p>
          </table:table-cell>
          <table:table-cell table:number-columns-repeated="984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<text:span text:style-name="T3">ANA CARLA MORAIS DE SOUZA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<text:span text:style-name="T3">ANA CAROLINA OLIVEIRA D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<text:span text:style-name="T3">ANA CELIA BARBOSA MATI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<text:span text:style-name="T3">ANA CELIA GUIMARAES PRADO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9502.81" calcext:value-type="float">
            <text:p>9.502,8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1297.8" calcext:value-type="float">
            <text:p>11.297,8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3">ANA CHRISTINA SOUZA BRANDI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84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<text:span text:style-name="T3">ANA CLAUDIA MACHADO COSTA MO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<text:span text:style-name="T3">ANA CRISTINA ARAGA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<text:span text:style-name="T3">ANA CRISTINA CARVALHO BARROS</text:span></text:p>
          </table:table-cell>
          <table:table-cell table:style-name="ce8" office:value-type="string" calcext:value-type="string">
            <text:p><text:span text:style-name="T3">ENFERMEIRA - requisitad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20" calcext:value-type="float">
            <text:p>420,00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420" calcext:value-type="float">
            <text:p>420,00</text:p>
          </table:table-cell>
          <table:table-cell table:number-columns-repeated="984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<text:span text:style-name="T3">ANA GALGANE P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<text:span text:style-name="T3">ANA KARLA LIMA SANTOS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<text:span text:style-name="T3">ANA LEILA COSTA GARCEZ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<text:span text:style-name="T3">ANA MARIA MENEZES SANT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<text:span text:style-name="T3">ANA MARIA MENEZES TAPIO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916.96" calcext:value-type="float">
            <text:p>4.916,9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7187.03" calcext:value-type="float">
            <text:p>7.187,0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<text:span text:style-name="T3">ANA PATRICIA FONTES DA SILVA VILLACOR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<text:span text:style-name="T3">ANA PAULA DE JESUS PASSOS LU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<text:span text:style-name="T3">ANA PAULA MACHADO COSTA MENES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7021.8" calcext:value-type="float">
            <text:p>7.021,8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9080.72" calcext:value-type="float">
            <text:p>9.080,7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<text:span text:style-name="T3">ANA PAULA PER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<text:span text:style-name="T3">ANA PAULA SOUZA VI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<text:span text:style-name="T3">ANA SOARES DE SOUZ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<text:span text:style-name="T3">ANDERSON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7527.12" calcext:value-type="float">
            <text:p>7.527,1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9322.11" calcext:value-type="float">
            <text:p>9.322,1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<text:span text:style-name="T3">ANDERSON NASCIMENTO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<text:span text:style-name="T3">ANDERSON VIANA SOUZ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984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<text:span text:style-name="T3">ANDRE ARAGAO DA FONSECA </text:span></text:p>
          </table:table-cell>
          <table:table-cell table:style-name="ce8" office:value-type="string" calcext:value-type="string">
            <text:p><text:span text:style-name="T3">Assessor Adjunto da Dir. Plan. Or. e P. Contábil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<text:span text:style-name="T3">ANDRE DE ASEVED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<text:span text:style-name="T3">ANDRE DOS SANTOS SOUZA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<text:span text:style-name="T3">ANDRE LIMA FEITO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<text:span text:style-name="T3">ANDRE LUCAS ALMADA MARINHO P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<text:span text:style-name="T3">ANDRE LUIZ MENEZES GUIMARAES</text:span></text:p>
          </table:table-cell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<text:span text:style-name="T3">ANDRE ROLLEMBERG MENDONÇA</text:span></text:p>
          </table:table-cell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<text:span text:style-name="T3">ANDREA DOS ANJOS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<text:span text:style-name="T3">ANDREA LEITE TORR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<text:span text:style-name="T3">ANDREA MARIA PRATA MARTIN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<text:span text:style-name="T3">ANDRESSA PEDRAL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<text:span text:style-name="T3">ANGELO MARCIO ARAGAO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span text:style-name="T3">ANITA SANTIAGO ROCH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<text:span text:style-name="T3">ANNA CARLA ANDRADE DA SILVA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<text:span text:style-name="T3">ANNA CAROLINA SANTOS NUN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span text:style-name="T3">ANNA KARINA ROLIM CARTAX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span text:style-name="T3">ANNE CAROLYNE OLIVEIRA SANTO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<text:span text:style-name="T3">ANTONIO AUTRAN SANTOS ALV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<text:span text:style-name="T3">ANTONIO CARLOS ANDRADE D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<text:span text:style-name="T3">ANTONIO CARLOS NASCIMENT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984"/>
        </table:table-row>
        <table:table-row table:style-name="ro4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<text:span text:style-name="T3">ANTONIO DIEGO CARDOSO VIANA</text:span></text:p>
          </table:table-cell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<text:span text:style-name="T3">ANTONIO FERNANDES DA SILVA JUNIOR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640.67" calcext:value-type="float">
            <text:p>4.640,67</text:p>
          </table:table-cell>
          <table:table-cell table:number-columns-repeated="984"/>
        </table:table-row>
        <table:table-row table:style-name="ro4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<text:span text:style-name="T3">ANTONIO FORTE DE SOUZA JUNIOR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011.8" calcext:value-type="float">
            <text:p>1.011,8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<text:span text:style-name="T3">ANTONIO RESENDE NETO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09.23" calcext:value-type="float">
            <text:p>509,23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509.23" calcext:value-type="float">
            <text:p>509,23</text:p>
          </table:table-cell>
          <table:table-cell table:number-columns-repeated="984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span text:style-name="T3">ANTONIO RICARDO MENDONÇA DE ALMEID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<text:span text:style-name="T3">ANTONIO SERGIO CARVALHO SOUZA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<text:span text:style-name="T3">ANTONIO TELES LEITE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<text:span text:style-name="T3">ANTONIO VIAN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span text:style-name="T3">ARACELE GUIMARÃES DOS SANT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<text:span text:style-name="T3">ARANDA  GOMES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<text:span text:style-name="T3">ARIELE ROCHA FELICIO CAVALCANTI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40" calcext:value-type="float">
            <text:p>24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40" calcext:value-type="float">
            <text:p>24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<text:span text:style-name="T3">ARILMA VIANA DA FONSECA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478.99" calcext:value-type="float">
            <text:p>2.478,99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478.99" calcext:value-type="float">
            <text:p>2.478,99</text:p>
          </table:table-cell>
          <table:table-cell table:number-columns-repeated="984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<text:span text:style-name="T3">ARNALDO BARRETTO 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<text:span text:style-name="T3">ARNALDO FIGUEIREDO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style-name="ce13" office:value-type="float" office:value="729.95" calcext:value-type="float">
            <text:p>729,95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5783.32" calcext:value-type="float">
            <text:p>5.783,32</text:p>
          </table:table-cell>
          <table:table-cell table:number-columns-repeated="984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<text:span text:style-name="T3">AROLDINA ARAGAO SOUZA DUAR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<text:span text:style-name="T3">AROLDO LUIZ NOGUEIRA SOARE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7270.07" calcext:value-type="float">
            <text:p>17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<text:span text:style-name="T3">ARTUR LEANDRO DA COSTA  OLIVEI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<text:span text:style-name="T3">ARTUR OSCAR NABUCO DAVIL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span text:style-name="T3">ARTUR PEREIRA DOS REIS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<text:span text:style-name="T3">ATHOS BRITO DO AM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<text:span text:style-name="T3">AUGUSTO CESAR LEITE DE RESEN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<text:span text:style-name="T3">AUGUSTO CESAR LOBAO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ARACAJU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<text:span text:style-name="T3">AUGUSTO FLAVIO SOUZA MENDONCA</text:span></text:p>
          </table:table-cell>
          <table:table-cell table:style-name="ce8" office:value-type="string" calcext:value-type="string">
            <text:p><text:span text:style-name="T3">Assessor de Imprensa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731.95" calcext:value-type="float">
            <text:p>731,95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760" calcext:value-type="float">
            <text:p>1.760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5237.08" calcext:value-type="float">
            <text:p>5.237,0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<text:span text:style-name="T3">AUGUSTO VINICIO FREIR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<text:span text:style-name="T3">AYMIR RALIN PIRES ATHAY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span text:style-name="T3">BARBARA FERREIRA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<text:span text:style-name="T3">BELARMINO ALVES DOS ANJO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<text:span text:style-name="T3">BILLY CARDOSO SOARES</text:span></text:p>
          </table:table-cell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<text:span text:style-name="T3">BRENO AMORIM DE BRI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span text:style-name="T3">BRUNA BARRETO NUNE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span text:style-name="T3">BRUNA KAROLINE ALVES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<text:span text:style-name="T3">BRUNA TAYNARA DA SILV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<text:span text:style-name="T3">BRUNO CARVALHO DE ALENCA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<text:span text:style-name="T3">BRUNO GARCIA CRUZ DE HOLANDA CAVALCAN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2.87" calcext:value-type="float">
            <text:p>52,8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2.87" calcext:value-type="float">
            <text:p>52,87</text:p>
          </table:table-cell>
          <table:table-cell table:number-columns-repeated="984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<text:span text:style-name="T3">BRUNO LEMO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<text:span text:style-name="T3">BRUNO MELO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4319.3" calcext:value-type="float">
            <text:p>34.319,3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6114.29" calcext:value-type="float">
            <text:p>36.114,2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874.27" calcext:value-type="float">
            <text:p>3.874,27</text:p>
          </table:table-cell>
          <table:table-cell table:number-columns-repeated="984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<text:span text:style-name="T3">BRUNO OLIVEIRA  FAL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<text:span text:style-name="T3">BRUNO RAMOS ELOY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<text:span text:style-name="T3">CAIO NABUCO DAVILA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<text:span text:style-name="T3">CAMILA MEDEIROS DE SOUZA MELO VILA NO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<text:span text:style-name="T3">CAMILA NUNES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<text:span text:style-name="T3">CARINA ALVES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<text:span text:style-name="T3">CARLA ROCHA BARRETO HORA DE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<text:span text:style-name="T3">CARLOS AUGUSTO ALCANTARA MACHAD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043.79" calcext:value-type="float">
            <text:p>6.043,79</text:p>
          </table:table-cell>
          <table:table-cell table:number-columns-repeated="984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<text:span text:style-name="T3">CARLOS CESAR SOUZA SOAR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<text:span text:style-name="T3">CARLOS FERNANDO AQUINO MO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<text:span text:style-name="T3">CARLOS HENRIQUE DE MELO CONCEIÇÃO</text:span></text:p>
          </table:table-cell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<text:span text:style-name="T3">CARLOS HENRIQUE SIQUEIRA RIBEIR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<text:span text:style-name="T3">CARLOS ISSAC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<text:span text:style-name="T3">CARLOS TAVARES 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239.27" calcext:value-type="float">
            <text:p>1.239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<text:span text:style-name="T3">CARMEM MESQUIT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<text:span text:style-name="T3">CARMEN LUCIA BUARQUE DE GUSM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<text:span text:style-name="T3">CAROLINE BUENOS AIRES MONT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<text:span text:style-name="T3">CAROLINE LEÃO NOGUEIRA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<text:span text:style-name="T3">CAROLINE OLIVEIRA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<text:span text:style-name="T3">CAROLINE VIVAS GONCALVES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<text:span text:style-name="T3">CATIANE DOS SANT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<text:span text:style-name="T3">CAYO RUBENS CASTILHANO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<text:span text:style-name="T3">CECILIA NOGUEIRA GUIMARAES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<text:span text:style-name="T3">CELENE SOCORRO DE MORAES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<text:span text:style-name="T3">CELIA REGINA SANTOS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3">CELSO LUIS DORIA LE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<text:span text:style-name="T3">CIBELLE MACHADO DE SOUZA ENOMO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<text:span text:style-name="T3">CINTHIA CARDOZO  ROZA  DE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span text:style-name="T3">CINTHIA MAGNO SANTOS LEÃ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<text:span text:style-name="T3">CLAUDIA DANIELA DE FREITAS SILVEIRA FRANC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<text:span text:style-name="T3">CLAUDIA DO AMARAL CALMON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AUXILIAR DE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<text:span text:style-name="T3">CLAUDIA ERNESTA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<text:span text:style-name="T3">CLAUDIA REGINA SANTOS LIMA GETIR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<text:span text:style-name="T3">CLAUDIA VIRGINIA OLIVER DE 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<text:span text:style-name="T3">CLAUDIO ROBERTO ALFREDO DE SOU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.36" calcext:value-type="float">
            <text:p>213,3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.36" calcext:value-type="float">
            <text:p>213,36</text:p>
          </table:table-cell>
          <table:table-cell table:number-columns-repeated="984"/>
        </table:table-row>
        <table:table-row table:style-name="ro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span text:style-name="T3">CLEANE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<text:span text:style-name="T3">CLEIDINALDO TAV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96.37" calcext:value-type="float">
            <text:p>2.296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<text:span text:style-name="T3">CLELIO MAIA SANTOS</text:span></text:p>
          </table:table-cell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<text:span text:style-name="T3">CLESIA MARIA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<text:span text:style-name="T3">CONCEICAO FONTES FELIX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<text:span text:style-name="T3">CRISTIANE BARRETO PAIVA</text:span></text:p>
          </table:table-cell>
          <table:table-cell table:style-name="ce8" office:value-type="string" calcext:value-type="string">
            <text:p><text:span text:style-name="T3">COORDENADOR DA DIVISÃO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<text:span text:style-name="T3">CRISTIANNE DELGADO CARVALHO PESSOA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<text:span text:style-name="T3">DAIANE SILVA SAMPAIO LOB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<text:span text:style-name="T3">DANIEL ARAUJO RAM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<text:span text:style-name="T3">DANIEL CARNEIRO DUART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8316.95" calcext:value-type="float">
            <text:p>18.316,9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0111.94" calcext:value-type="float">
            <text:p>20.111,9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<text:span text:style-name="T3">DANIEL DE BARROS BRANCO CAJU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<text:span text:style-name="T3">DANIEL DIAS SANTA R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<text:span text:style-name="T3">DANIEL RIBEIRO DA SILVEIR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<text:span text:style-name="T3">DANIELLE COSTA MENDON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8250.76" calcext:value-type="float">
            <text:p>8.250,7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0309.68" calcext:value-type="float">
            <text:p>10.309,6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<text:span text:style-name="T3">DANIELLE TAVARES DA SILVA DRAPA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<text:span text:style-name="T3">DANILO BUARQUE COU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<text:span text:style-name="T3">DANILO JOSE AMARAL GOULART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11.56" calcext:value-type="float">
            <text:p>511,5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544" calcext:value-type="float">
            <text:p>2.544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DARCILO MELO COS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<text:span text:style-name="T3">DARLY GIULIA SANTOS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<text:span text:style-name="T3">DAVID ALBERTO FONTES GONZALEZ CASTANED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<text:span text:style-name="T3">DAYSE MORA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<text:span text:style-name="T3">DEBORA CARDOSO CAVALHER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<text:span text:style-name="T3">DEBORA DA SILV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<text:span text:style-name="T3">DEIJANIRO JONA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407.75" calcext:value-type="float">
            <text:p>2.407,75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6237.18" calcext:value-type="float">
            <text:p>46.237,1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358.3" calcext:value-type="float">
            <text:p>2.358,30</text:p>
          </table:table-cell>
          <table:table-cell table:number-columns-repeated="984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<text:span text:style-name="T3">DEJAIR DA COSTA TAVARE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<text:span text:style-name="T3">DENISE COELHO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 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<text:span text:style-name="T3">DENISE OLIVEIRA DE SANTAN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<text:span text:style-name="T3">DENISSON SANTANA DOS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<text:span text:style-name="T3">DENISSON SOARES BEZ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<text:span text:style-name="T3">DENIVAL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271.36" calcext:value-type="float">
            <text:p>3.271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<text:span text:style-name="T3">DENIVAN RODRIGUES FREIRE</text:span></text:p>
          </table:table-cell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<text:span text:style-name="T3">DENNIS CHRISTIAN NUNES DE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<text:span text:style-name="T3">DHIOGO LIMA VELOZ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<text:span text:style-name="T3">DIEGO GARCIA CRUZ CARVALH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<text:span text:style-name="T3">DIEGO GOUVEIA PESSOA DE LIM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<text:span text:style-name="T3">DIEGO SOARES RIBEIRO</text:span></text:p>
          </table:table-cell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<text:span text:style-name="T3">DIOGO HENRIQUE PEREIRA MONTALV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<text:span text:style-name="T3">DORVALINA TELES DANTAS CECHINE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<text:span text:style-name="T3">DOUGLAS SOARES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3">EDILENILZA DA SILVA SOUZA MACED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<text:span text:style-name="T3">EDJILDA RESENDE DE LIMA GUER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<text:span text:style-name="T3">EDMILSON CARLOS SILVA MOREIRA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5021.73" calcext:value-type="float">
            <text:p>5.021,73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5021.73" calcext:value-type="float">
            <text:p>5.021,7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<text:span text:style-name="T3">EDSON DOS SANTOS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<text:span text:style-name="T3">EDUARDO ALBERTO FREIRE DE ALMEIDA SEAB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<text:span text:style-name="T3">EDUARDO ANTONIO SEAB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<text:span text:style-name="T3">EDUARDO BARRETO DAVILA FONT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590.02" calcext:value-type="float">
            <text:p>9.590,0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9590.02" calcext:value-type="float">
            <text:p>9.590,02</text:p>
          </table:table-cell>
          <table:table-cell table:number-columns-repeated="984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<text:span text:style-name="T3">EDUARDO DE CABRAL MENEZ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<text:span text:style-name="T3">EDUARDO DE SOUSA CARVALH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<text:span text:style-name="T3">EDUARDO FARIA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<text:span text:style-name="T3">EDUARDO LIMA DE MA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style-name="ce13" office:value-type="float" office:value="11579.25" calcext:value-type="float">
            <text:p>11.579,25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5408.68" calcext:value-type="float">
            <text:p>55.408,6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082.79" calcext:value-type="float">
            <text:p>1.082,7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082.79" calcext:value-type="float">
            <text:p>1.082,79</text:p>
          </table:table-cell>
          <table:table-cell table:number-columns-repeated="984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<text:span text:style-name="T3">EDUARDO VIEIRA DOS SANTOS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3">EDVALD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<text:span text:style-name="T3">EDYLENO ITALO SANTOS SODR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<text:span text:style-name="T3">ELAINE PESSO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<text:span text:style-name="T3">ELBER GONCALVES DOS ANJ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span text:style-name="T3">ELDA MARIA GONCALVES MENEZES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7978.75" calcext:value-type="float">
            <text:p>7.978,7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9773.74" calcext:value-type="float">
            <text:p>9.77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<text:span text:style-name="T3">ELEN ROSE SOUZA SANT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<text:span text:style-name="T3">ELENICE PIRES DAMACE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<text:span text:style-name="T3">ELIANE CARNEIRO FRANCO</text:span></text:p>
          </table:table-cell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<text:span text:style-name="T3">ELIANE GOES DA SILVA MONTE ALEGRE</text:span></text:p>
          </table:table-cell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<text:span text:style-name="T3">ELINEIDE DOS SANTO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500.25" calcext:value-type="float">
            <text:p>500,2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<text:span text:style-name="T3">ELISGARDENIA RODRIGUES MACEN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<text:span text:style-name="T3">ELIZALDO DIAS DOS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<text:span text:style-name="T3">ELOANDERSON DANTAS BATI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<text:span text:style-name="T3">ELZA CESPEDES RAMOS SIQU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<text:span text:style-name="T3">ELZA LORENZA QUARANTA LEIT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<text:span text:style-name="T3">EMERSON OLIVEIRA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943.29" calcext:value-type="float">
            <text:p>943,29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943.29" calcext:value-type="float">
            <text:p>943,29</text:p>
          </table:table-cell>
          <table:table-cell table:number-columns-repeated="984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span text:style-name="T3">EMILSON CHAGAS 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3">ENID SANTOS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<text:span text:style-name="T3">ERIC VINICIUS MOURA DANTAS</text:span></text:p>
          </table:table-cell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<text:span text:style-name="T3">ERICA LUIZE LIM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<text:span text:style-name="T3">ERICK JULIANO DOS SANTOS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<text:span text:style-name="T3">ERIKA VALERIA CABRAL TAVARES REZEN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<text:span text:style-name="T3">ERLON LEAL MARTIN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47.67" calcext:value-type="float">
            <text:p>3.047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3">ERNESTO ANIZIO AZEVEDO MEL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<text:span text:style-name="T3">ESTACIO MOREIRA DE ARIMATE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<text:span text:style-name="T3">ETELIO DE CARVALHO PRADO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<text:span text:style-name="T3">EUVALDO MENESES ALV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<text:span text:style-name="T3">EUZA MARIA GENTIL MISSANO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795.94" calcext:value-type="float">
            <text:p>1.795,94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95.94" calcext:value-type="float">
            <text:p>1.795,94</text:p>
          </table:table-cell>
          <table:table-cell table:number-columns-repeated="984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<text:span text:style-name="T3">EVA CECILIA TRINDADE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<text:span text:style-name="T3">EVERALDO DA SILVA CERQUEIRA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<text:span text:style-name="T3">EVERTON CARLOS SANTOS RECCHI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<text:span text:style-name="T3">EVERTON OLIVEIRA ANGELO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<text:span text:style-name="T3">EVERTON REGO G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style-name="ce13" office:value-type="float" office:value="200" calcext:value-type="float">
            <text:p>200,00</text:p>
          </table:table-cell>
          <table:table-cell table:style-name="ce13" office:value-type="float" office:value="386.57" calcext:value-type="float">
            <text:p>386,57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586.57" calcext:value-type="float">
            <text:p>586,57</text:p>
          </table:table-cell>
          <table:table-cell table:number-columns-repeated="984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<text:span text:style-name="T3">EVERTON SOUZ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<text:span text:style-name="T3">EVILIN OLIVEIRA SANTOS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<text:span text:style-name="T3">EWERTON FARIA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NUCLEO DE INTELIGENCIA INSTITUCIONAL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<text:span text:style-name="T3">EWERTON PEREIRA FONSEC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<text:span text:style-name="T3">FABIA PRISCILLA DE ARAUJ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<text:span text:style-name="T3">FABIANA CARVALHO VIANA FRANC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style-name="ce13" office:value-type="float" office:value="786.1" calcext:value-type="float">
            <text:p>786,1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919.8" calcext:value-type="float">
            <text:p>2.919,80</text:p>
          </table:table-cell>
          <table:table-cell table:number-columns-repeated="984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<text:span text:style-name="T3">FABIANA LIM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<text:span text:style-name="T3">FABIO ANTONIO LEI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<text:span text:style-name="T3">FABIO AUGUSTO MENEZES SANTOS</text:span></text:p>
          </table:table-cell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<text:span text:style-name="T3">FABIO COST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<text:span text:style-name="T3">FABIO ERIK MONTE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<text:span text:style-name="T3">FABIO MANGUEIRA DA CRUZ NUNES</text:span></text:p>
          </table:table-cell>
          <table:table-cell table:style-name="ce8" office:value-type="string" calcext:value-type="string">
            <text:p><text:span text:style-name="T3">AGENTE POLICIAL JUD - REQUISITADO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<text:span text:style-name="T3">FABIO OLIVEIRA UCHO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<text:span text:style-name="T3">FABIO PINHEIRO SILVA DE MENEZ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<text:span text:style-name="T3">FABIO PUTUMUJU DE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25.65" calcext:value-type="float">
            <text:p>1.925,6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525.88" calcext:value-type="float">
            <text:p>3.525,88</text:p>
          </table:table-cell>
          <table:table-cell table:number-columns-repeated="984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<text:span text:style-name="T3">FABIO SILVA TORRES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<text:span text:style-name="T3">FABIO VIEGAS MENDONCA DE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<text:span text:style-name="T3">FABRICIO EMMANUEL LIM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<text:span text:style-name="T3">FELIPE AUGUSTO RIBEIRO VI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<text:span text:style-name="T3">FELIPE LEANDRO PODEROSO BISPO DA MO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<text:span text:style-name="T3">FELIPE RIBEIRO ALMICO FRAG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<text:span text:style-name="T3">FELIX CARBALLAL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86.1" calcext:value-type="float">
            <text:p>786,1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86.1" calcext:value-type="float">
            <text:p>786,10</text:p>
          </table:table-cell>
          <table:table-cell table:number-columns-repeated="984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<text:span text:style-name="T3">FELLIPE BARRO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<text:span text:style-name="T3">FERNANDA ARAGAO DAMASCE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<text:span text:style-name="T3">FERNANDA CAMP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97.25" calcext:value-type="float">
            <text:p>297,2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092.24" calcext:value-type="float">
            <text:p>2.092,2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span text:style-name="T3">FERNANDA RAMOS ARAUJO SOBRAL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<text:span text:style-name="T3">FERNANDA SANTOS SOU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<text:span text:style-name="T3">FERNANDA SILVA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<text:span text:style-name="T3">FERNANDA TAGEANNE CORREIA GAM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66.67" calcext:value-type="float">
            <text:p>66,67</text:p>
          </table:table-cell>
          <table:table-cell table:number-columns-repeated="984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<text:span text:style-name="T3">FERNANDO HENRIQUE VIEIRA TRINDADE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<text:span text:style-name="T3">FLAMARION D AVILA FONTES 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<text:span text:style-name="T3">FLAVIA ARAUJO BARRET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<text:span text:style-name="T3">FLAVIA FRANCO DO PRADO CARVA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<text:span text:style-name="T3">FLAVIA PATRICIA SANTOS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<text:span text:style-name="T3">FLAVIAN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<text:span text:style-name="T3">FLAVIO FONSEC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<text:span text:style-name="T3">FLAVIO FONSECA SILV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96.37" calcext:value-type="float">
            <text:p>2.296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span text:style-name="T3">FLAVIO PRADO FONSE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<text:span text:style-name="T3">FLAVIO SILVA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<text:span text:style-name="T3">FRANCISCO FERREIRA DE LIM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516.24" calcext:value-type="float">
            <text:p>13.516,2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575.16" calcext:value-type="float">
            <text:p>15.575,1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<text:span text:style-name="T3">FRANCISCO JOSE DE OLIVEIR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796.8" calcext:value-type="float">
            <text:p>1.796,80</text:p>
          </table:table-cell>
          <table:table-cell table:number-columns-repeated="984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<text:span text:style-name="T3">FRANCISCO MODESTO DOS PASSOS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<text:span text:style-name="T3">FRANCISLENE FISCINA GARCEZ</text:span></text:p>
          </table:table-cell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span text:style-name="T3">GABRIELA ANDRADE 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<text:span text:style-name="T3">GEORGE VICTOR FREIRE DUAR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<text:span text:style-name="T3">GERALDO CEZAR BARROS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636.81" calcext:value-type="float">
            <text:p>4.636,8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431.8" calcext:value-type="float">
            <text:p>6.431,8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<text:span text:style-name="T3">GERALDO MELO DE OLIVEIR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<text:span text:style-name="T3">GERSICA DAYANE SOUZA SANTOS </text:span></text:p>
          </table:table-cell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<text:span text:style-name="T3">GESSICA SANTOS SOUZA CABRAL</text:span></text:p>
          </table:table-cell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<text:span text:style-name="T3">GICELE MARA CAVALCANTE D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4.5" calcext:value-type="float">
            <text:p>1.684,50</text:p>
          </table:table-cell>
          <table:table-cell table:number-columns-repeated="984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<text:span text:style-name="T3">GILBERTO DORIA DANTA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<text:span text:style-name="T3">GILDETE XAVIER ALMEID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<text:span text:style-name="T3">GILTON FEITOSA CONCEIC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615.36" calcext:value-type="float">
            <text:p>42.615,3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<text:span text:style-name="T3">GILVAN OLIVEIRA DE REZEND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984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<text:span text:style-name="T3">GILVANIA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<text:span text:style-name="T3">GILZA ALMEIDA ROSARIO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<text:span text:style-name="T3">GISELLE  IMBASSAHY MESSIA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<text:span text:style-name="T3">GISLAINE FELIX DE CARVALHO CASTRO</text:span></text:p>
          </table:table-cell>
          <table:table-cell table:style-name="ce8" office:value-type="string" calcext:value-type="string">
            <text:p><text:span text:style-name="T3">Assessor da Div. de G. de Pess. e Ad, Av. e M. de Servidore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<text:span text:style-name="T3">GIULLIANO LEMOS ALVES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<text:span text:style-name="T3">GIVANILSON SANTOS DE JESUS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ACOMPANHAMENTO ORCAMENTARIO E ANALISE ECONOMIC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7058.92" calcext:value-type="float">
            <text:p>17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<text:span text:style-name="T3">GLADEMIR GONCALVES DE FRANCA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<text:span text:style-name="T3">GLAUCIA DE ALBUQUERQUE GARCI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span text:style-name="T3">GLAUCIA TELES DE SOUSA NASCIMENTO</text:span></text:p>
          </table:table-cell>
          <table:table-cell table:style-name="ce8" office:value-type="string" calcext:value-type="string">
            <text:p><text:span text:style-name="T3">RECEPCIONISTA-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<text:span text:style-name="T3">GLAUCO LUIZ REZENDE DE CARVA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<text:span text:style-name="T3">GLEBERTON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<text:span text:style-name="T3">GLEISE CHRISTINE NUNES DE FREITA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<text:span text:style-name="T3">GONCALO RIBEIRO DE MEL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794.99" calcext:value-type="float">
            <text:p>16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<text:span text:style-name="T3">GRACE DE OLIVEIRA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<text:span text:style-name="T3">GRASIELE ROSARI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<text:span text:style-name="T3">GREYCE MENDONÇA BELÉM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640.44" calcext:value-type="float">
            <text:p>13.640,4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435.43" calcext:value-type="float">
            <text:p>15.435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<text:span text:style-name="T3">GREZIEL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<text:span text:style-name="T3">GUSTAVO MENDONCA RODRIGU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47.67" calcext:value-type="float">
            <text:p>3.047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<text:span text:style-name="T3">HEBERT DA SILVA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761.06" calcext:value-type="float">
            <text:p>3.761,0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5556.05" calcext:value-type="float">
            <text:p>5.556,0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<text:span text:style-name="T3">HELEN MARTHA DIA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<text:span text:style-name="T3">HELENA CHRISTINA DE ALMEID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07.52" calcext:value-type="float">
            <text:p>2.507,5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<text:span text:style-name="T3">HELENO AVILA DOS SANTO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<text:span text:style-name="T3">HELOISA GAMA DE SAL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<text:span text:style-name="T3">HENRIQUE RIBEIRO CARDOS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984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<text:span text:style-name="T3">HONORINA JAMILLY ALMEIDA NOV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<text:span text:style-name="T3">HUDSON DE JESUS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<text:span text:style-name="T3">IANNY CAROLINY ALMEIDA SIL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<text:span text:style-name="T3">IARA PINHEIRO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<text:span text:style-name="T3">IDIBERTO BORGES DA SILVA</text:span></text:p>
          </table:table-cell>
          <table:table-cell table:style-name="ce8" office:value-type="string" calcext:value-type="string">
            <text:p><text:span text:style-name="T3">MENSAGEIR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<text:span text:style-name="T3">IGOR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<text:span text:style-name="T3">ILANA CHAGAS FERRO COELHO DA PA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<text:span text:style-name="T3">IRINALDO JOSE DOS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<text:span text:style-name="T3">ISABEL CHRISTINA PRAZERES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<text:span text:style-name="T3">ISABELA DE ARAGAO DOR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<text:span text:style-name="T3">ISABELLE CRISTINE DA SILVA FRAZ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<text:span text:style-name="T3">ITALO PEREIRA TELE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874.68" calcext:value-type="float">
            <text:p>1.874,6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874.68" calcext:value-type="float">
            <text:p>1.874,68</text:p>
          </table:table-cell>
          <table:table-cell table:number-columns-repeated="984"/>
        </table:table-row>
        <table:table-row table:style-name="ro4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<text:span text:style-name="T3">ITAMAR MARQUES AMARAL JUNIOR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<text:span text:style-name="T3">IURI MARCEL MENEZES BORG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9653.41" calcext:value-type="float">
            <text:p>39.653,4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1712.33" calcext:value-type="float">
            <text:p>41.712,3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<text:span text:style-name="T3">IVAN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794.99" calcext:value-type="float">
            <text:p>16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<text:span text:style-name="T3">IVAN VIEIRA DE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<text:span text:style-name="T3">IVANDILSON DE MOURA F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<text:span text:style-name="T3">IVES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<text:span text:style-name="T3">IZABELA ROSA VI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<text:span text:style-name="T3">IZAC SILVA DE JESUS 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DE APOIO AOS PROMOTORES ELEITORAIS - COAP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<text:span text:style-name="T3">JACQUELINE ALMEI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<text:span text:style-name="T3">JACQUELINE CARVALHO NABUCO D AVILA CESPEDES</text:span></text:p>
          </table:table-cell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<text:span text:style-name="T3">JACQUELINE D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<text:span text:style-name="T3">JACQUELINE MONTE DE HOLLAN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<text:span text:style-name="T3">JAQUELINE BAPTISTA DE ALMEIDA</text:span></text:p>
          </table:table-cell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<text:span text:style-name="T3">JARBAS ADELINO SANTO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<text:span text:style-name="T3">JEAN CARLOS DE ANDRADE TINTILIA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<text:span text:style-name="T3">JEAN DE JESUS PI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<text:span text:style-name="T3">JEANE SANTOS NASCIMENT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<text:span text:style-name="T3">JESSICA MATOS CORRE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<text:span text:style-name="T3">JESSICA TAVARE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<text:span text:style-name="T3">JOANA ANGELICA CARREGOS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67.13" calcext:value-type="float">
            <text:p>2.667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<text:span text:style-name="T3">JOANA WIRTI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<text:span text:style-name="T3">JOAO ALBERTO LEONARDO CLEMENT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<text:span text:style-name="T3">JOAO BARBOSA DE OLIVEIRA FILHO</text:span></text:p>
          </table:table-cell>
          <table:table-cell table:style-name="ce8" office:value-type="string" calcext:value-type="string">
            <text:p><text:span text:style-name="T3">DETETIVE POL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<text:span text:style-name="T3">JOAO BOSCO ARAUJO FONTES NETO</text:span></text:p>
          </table:table-cell>
          <table:table-cell table:style-name="ce8" office:value-type="string" calcext:value-type="string">
            <text:p><text:span text:style-name="T3">CHEFE DA CENTRAL DE EXPEDIÇAO DE DILIGENCIAS</text:span></text:p>
          </table:table-cell>
          <table:table-cell table:style-name="ce8" office:value-type="string" calcext:value-type="string">
            <text:p><text:span text:style-name="T3">CARTORIO DE 1º GRAU - CENTRAL DE DILIGENCI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<text:span text:style-name="T3">JOAO CARLOS NOGUEIRA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<text:span text:style-name="T3">JOAO COSTA DOS SANTOS</text:span></text:p>
          </table:table-cell>
          <table:table-cell table:style-name="ce8" office:value-type="string" calcext:value-type="string">
            <text:p><text:span text:style-name="T3">GARÇON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span text:style-name="T3">JOAO FRANCISCO GAGNO CAMPAGNA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<text:span text:style-name="T3">JOAO HENRIQUE DE MELO ELI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<text:span text:style-name="T3">JOAO PAULO SANTOS BISP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*3ª PROMOTORIA DE JUSTICA - ARACAJU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<text:span text:style-name="T3">JOAO RIBEIRO DE ALMEIDA NET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<text:span text:style-name="T3">JOAO RICARDO ANDRADE COR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685.97" calcext:value-type="float">
            <text:p>6.685,9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8480.96" calcext:value-type="float">
            <text:p>8.480,9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<text:span text:style-name="T3">JOAO RODRIGUES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<text:span text:style-name="T3">JOAO RODRIGUE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<text:span text:style-name="T3">JOAQUIM DANTAS CARDOSO NE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NUCLEO DE INTELIGENCIA INSTITUCION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<text:span text:style-name="T3">JOELMA LOPES CUSTODIO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47.67" calcext:value-type="float">
            <text:p>3.047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<text:span text:style-name="T3">JOELMA SOARES MACEDO DE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<text:span text:style-name="T3">JORGE MURILO SEIXAS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<text:span text:style-name="T3">JOSE AILTON NUN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<text:span text:style-name="T3">JOSE ANCELMO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<text:span text:style-name="T3">JOSE ANCELMO OLIV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<text:span text:style-name="T3">JOSE ANDRAD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<text:span text:style-name="T3">JOSE AUGUSTO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<text:span text:style-name="T3">JOSE AVELAR PEREIRA MATTOS SEGUN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CONSELHEIRO - DOUTOR EDUARDO BARRETO DAVILA FONT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<text:span text:style-name="T3">JOSE BONIFACIO DA SILVA JUNIOR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<text:span text:style-name="T3">JOSE BRUNO BATISTA SILVA</text:span></text:p>
          </table:table-cell>
          <table:table-cell table:style-name="ce8" office:value-type="string" calcext:value-type="string">
            <text:p><text:span text:style-name="T3">Chefe do Arquivo Central do MP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3">JOSE CARLOS DE OLIVEIRA FILH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<text:span text:style-name="T3">JOSE CARLOS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<text:span text:style-name="T3">JOSE CARLOS MEL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<text:span text:style-name="T3">JOSE CESAR NOBREGA CAVALCANTE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<text:span text:style-name="T3">JOSE CLAUDIANO SILVA DE CARVALHO</text:span></text:p>
          </table:table-cell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<text:span text:style-name="T3">JOSE CLAUDINO DA ROCHA SALE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<text:span text:style-name="T3">JOSE CLAUDIO CARDOSO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<text:span text:style-name="T3">JOSE CLAUDIO DE MATOS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<text:span text:style-name="T3">JOSE CLECIO MACEDO MENES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<text:span text:style-name="T3">JOSE COSTA CAVALCANT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3701.23" calcext:value-type="float">
            <text:p>13.701,23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971.3" calcext:value-type="float">
            <text:p>15.971,3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<text:span text:style-name="T3">JOSE DA SILVA ARAGA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3">JOSE DE FARO MENEZES NETO</text:span></text:p>
          </table:table-cell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7270.07" calcext:value-type="float">
            <text:p>17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<text:span text:style-name="T3">JOSE DE OLIVEIRA FREIT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<text:span text:style-name="T3">JOSE DE OLIVEIRA FREITAS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<text:span text:style-name="T3">JOSE DERNIVAL DA SILVA SANTOS FILHO</text:span></text:p>
          </table:table-cell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<text:span text:style-name="T3">JOSE EDSON CARDOSO 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<text:span text:style-name="T3">JOSE FERNANDO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<text:span text:style-name="T3">JOSE ISAU DE LIMA FRANCA</text:span></text:p>
          </table:table-cell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<text:span text:style-name="T3">JOSE JORGE DE MATOS LESS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<text:span text:style-name="T3">JOSE LUCAS CARVALHO RIBEIRO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<text:span text:style-name="T3">JOSE LUCAS DA SILV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0710.96" calcext:value-type="float">
            <text:p>40.710,9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769.88" calcext:value-type="float">
            <text:p>42.769,8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<text:span text:style-name="T3">JOSE LUCAS SANTOS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<text:span text:style-name="T3">JOSE MAGALHAES DE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<text:span text:style-name="T3">JOSE MARIO DA CRUZ COS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<text:span text:style-name="T3">JOSE MARLUCIO MONTEIRO FERREIRA</text:span></text:p>
          </table:table-cell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<text:span text:style-name="T3">JOSE MICAEL BISPO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<text:span text:style-name="T3">JOSE MIRANDA SOUZ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3">JOSE RENATO LIMA SAMPA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<text:span text:style-name="T3">JOSE RICARDO ALVES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<text:span text:style-name="T3">JOSE RONALD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<text:span text:style-name="T3">JOSE RONY SILVA ALMEI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<text:span text:style-name="T3">JOSE SACRAMENTO DOS  SANTO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<text:span text:style-name="T3">JOSE SANTANA DA SILVA JUNIOR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<text:span text:style-name="T3">JOSE SOARES DE ARAGAO BRITO</text:span></text:p>
          </table:table-cell>
          <table:table-cell table:style-name="ce8" office:value-type="string" calcext:value-type="string">
            <text:p><text:span text:style-name="T3">ECONOMISTA - requisitado</text:span></text:p>
          </table:table-cell>
          <table:table-cell table:style-name="ce8" office:value-type="string" calcext:value-type="string">
            <text:p><text:span text:style-name="T3">PROGRAMA DE DEFESA COMUNITARIA - CAO/CG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357.41" calcext:value-type="float">
            <text:p>357,4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<text:span text:style-name="T3">JOSENIAS FRANCA DO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4"/>
        </table:table-row>
        <table:table-row table:style-name="ro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<text:span text:style-name="T3">JOUBERTO UCHOA DE MENDONC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<text:span text:style-name="T3">JUCIARA REI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<text:span text:style-name="T3">JULIANA CARDOSO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0493.85" calcext:value-type="float">
            <text:p>10.493,85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94.72" calcext:value-type="float">
            <text:p>494,72</text:p>
          </table:table-cell>
          <table:table-cell table:style-name="ce13" office:value-type="float" office:value="10988.57" calcext:value-type="float">
            <text:p>10.988,5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<text:span text:style-name="T3">JULIANA CHECCUCCI CARBALL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<text:span text:style-name="T3">JULIANA COUTO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<text:span text:style-name="T3">JULIANA DA COSTA MACIEL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<text:span text:style-name="T3">JULIANA DAYSE FREITAS DO SACRAMENTO AQUI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<text:span text:style-name="T3">JULIANA DE BRITTO AMOR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span text:style-name="T3">JULIANA GOMES REZENDE DORI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<text:span text:style-name="T3">JULIANA LUSTOS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<text:span text:style-name="T3">JULIANA PRADO VIEIRA RI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<text:span text:style-name="T3">JULIANA SORAIA DO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<text:span text:style-name="T3">JULIANA VASCONCELOS DE OLIVEIRA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0072.98" calcext:value-type="float">
            <text:p>10.072,98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2131.9" calcext:value-type="float">
            <text:p>12.131,9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<text:span text:style-name="T3">JULIANE MENDONCA NORO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<text:span text:style-name="T3">JULIANE RIBEIRO DANT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<text:span text:style-name="T3">JULIANE SOARES MARTIN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<text:span text:style-name="T3">JULIANO CAVALCAN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5219.97" calcext:value-type="float">
            <text:p>5.219,9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7278.89" calcext:value-type="float">
            <text:p>7.278,8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<text:span text:style-name="T3">JULIVAL PIRES REBOUCA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984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<text:span text:style-name="T3">JUSSARA OLIVEIRA DE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<text:span text:style-name="T3">KARLA CHRISTIANY CRUZ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002.92" calcext:value-type="float">
            <text:p>1.002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<text:span text:style-name="T3">KARLA LIMA DE ALMEI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<text:span text:style-name="T3">KARLA PATRICIA DE ANDRADE MOU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<text:span text:style-name="T3">KATHARINA RESENDE DE LIMA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<text:span text:style-name="T3">KATHERINE TAKAME MIN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85.2" calcext:value-type="float">
            <text:p>385,20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80.19" calcext:value-type="float">
            <text:p>2.180,1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<text:span text:style-name="T3">KEIL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<text:span text:style-name="T3">KELFRENN TEIXEIRA RODRIGUES DE MENEZ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8316.95" calcext:value-type="float">
            <text:p>18.316,9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9372.95" calcext:value-type="float">
            <text:p>19.372,95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<text:span text:style-name="T3">KELLI SOBRAL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<text:span text:style-name="T3">KELLY CRISTINE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2497.66" calcext:value-type="float">
            <text:p>2.497,66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4995.32" calcext:value-type="float">
            <text:p>4.995,32</text:p>
          </table:table-cell>
          <table:table-cell table:number-columns-repeated="984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<text:span text:style-name="T3">KELLY SANTOS PIEDA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<text:span text:style-name="T3">KENI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<text:span text:style-name="T3">KETLYN DE SANTAN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<text:span text:style-name="T3">KEYLLA TEIXEIRA SANTANA ANDRADE FRANC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<text:span text:style-name="T3">KRISTIANE FERREIRA DA SILV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<text:span text:style-name="T3">LAELSON ALCANTARA DE PONTES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204.39" calcext:value-type="float">
            <text:p>1.204,3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204.39" calcext:value-type="float">
            <text:p>1.204,39</text:p>
          </table:table-cell>
          <table:table-cell table:number-columns-repeated="984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<text:span text:style-name="T3">LAIS GOMES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<text:span text:style-name="T3">LARISSA CAROLAINE MENEZES DE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<text:span text:style-name="T3">LARISSA DOS SANTOS SANTANA MA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<text:span text:style-name="T3">LARISSA SOARES GUIMARAES PRADO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<text:span text:style-name="T3">LAURA ELISA MENGEL SIM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<text:span text:style-name="T3">LAURA IMPERATRIZ BATALHA MOREIRA NERY MOURA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0134.81" calcext:value-type="float">
            <text:p>10.134,81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1929.8" calcext:value-type="float">
            <text:p>11.929,8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956.23" calcext:value-type="float">
            <text:p>2.956,2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61.6" calcext:value-type="float">
            <text:p>1.261,6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217.83" calcext:value-type="float">
            <text:p>4.217,83</text:p>
          </table:table-cell>
          <table:table-cell table:number-columns-repeated="984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<text:span text:style-name="T3">LEA ALVES SCHLINGMANN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<text:span text:style-name="T3">LEA GOMES DE ANDRADE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<text:span text:style-name="T3">LEALDO NUNES LIM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<text:span text:style-name="T3">LEILA MARIA MELO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<text:span text:style-name="T3">LEILAINE SOUZA SANTAN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<text:span text:style-name="T3">LEMUEL SANTOS BOMF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<text:span text:style-name="T3">LENILDE NASCIMENTO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9189.34" calcext:value-type="float">
            <text:p>29.189,3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1248.26" calcext:value-type="float">
            <text:p>31.248,2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<text:span text:style-name="T3">LEOGENEFFER ARAUJO DOS SANTOS</text:span></text:p>
          </table:table-cell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<text:span text:style-name="T3">LEONARDO JOSE CAMPOS MAIA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<text:span text:style-name="T3">LEONEL RODRIGUES CHAGAS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<text:span text:style-name="T3">LETICIA SCHETTINO SANTOS</text:span></text:p>
          </table:table-cell>
          <table:table-cell table:style-name="ce8" office:value-type="string" calcext:value-type="string">
            <text:p><text:span text:style-name="T3">* CHEFE DA TRIAGEM TÉCNICA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382.03" calcext:value-type="float">
            <text:p>1.382,0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<text:span text:style-name="T3">LEYDSON  GADELHA MOR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354.35" calcext:value-type="float">
            <text:p>43.354,3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<text:span text:style-name="T3">LHAIS SAMARA MESSIA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<text:span text:style-name="T3">LICIA REGIA DOS SANTOS DIAS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<text:span text:style-name="T3">LICIA VANESSA DE ANDRADE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<text:span text:style-name="T3">LIDIANE MEDEIROS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5130.74" calcext:value-type="float">
            <text:p>5.130,7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7189.66" calcext:value-type="float">
            <text:p>7.189,6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<text:span text:style-name="T3">LIGIA MARIA MONTEIRO DE FIGUEIREDO</text:span></text:p>
          </table:table-cell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795.45" calcext:value-type="float">
            <text:p>3.795,4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540.58" calcext:value-type="float">
            <text:p>6.540,5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<text:span text:style-name="T3">LILIA REJANE LIMA OLIVEIRA CARVALH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<text:span text:style-name="T3">LILIAN DOS SANTOS MACIEL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<text:span text:style-name="T3">LISSANDRO PATRICIUS GOIS SANTO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<text:span text:style-name="T3">LIZANDRA GARDENI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<text:span text:style-name="T3">LORENA DA ROCHA SILVA RIBEIRO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<text:span text:style-name="T3">LUA SILVA SANTO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<text:span text:style-name="T3">LUAN BRUNO BARBOSA DE SOUSA COST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<text:span text:style-name="T3">LUANA DIAS SOARES GARCI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<text:span text:style-name="T3">LUANA FRANC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<text:span text:style-name="T3">LUANA PRATA MONT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<text:span text:style-name="T3">LUANA ROCHA PR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<text:span text:style-name="T3">LUCAS EUGENIO MEL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<text:span text:style-name="T3">LUCAS LEITE MEDEIROS MASCARENH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<text:span text:style-name="T3">LUCIANA BASTOS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96.37" calcext:value-type="float">
            <text:p>2.296,3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<text:span text:style-name="T3">LUCIANA CAVALCANTI NOBREG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497.32" calcext:value-type="float">
            <text:p>14.497,3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292.31" calcext:value-type="float">
            <text:p>16.292,3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<text:span text:style-name="T3">LUCIANA DIAS SOUZ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<text:span text:style-name="T3">LUCIANA DUARTE SOBRAL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354.35" calcext:value-type="float">
            <text:p>43.354,35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<text:span text:style-name="T3">LUCIANA LEONARDO RIBEIRO SILVA DE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span text:style-name="T3">LUCIANA YASMIM SANTOS PASS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<text:span text:style-name="T3">LUCIO JOSE CARDOSO BARRETO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<text:span text:style-name="T3">LUIS CLAUDI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615.36" calcext:value-type="float">
            <text:p>42.615,36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3">LUIS FAUSTO DIAS DE VALOIS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4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<text:span text:style-name="T3">LUIS FELIPE JORDÃO WANDERLEY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984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3">LUIZ ALBERTO MOURA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122.9" calcext:value-type="float">
            <text:p>1.122,9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22.9" calcext:value-type="float">
            <text:p>1.122,90</text:p>
          </table:table-cell>
          <table:table-cell table:number-columns-repeated="984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<text:span text:style-name="T3">LUIZ CARLOS DA SILV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<text:span text:style-name="T3">LUIZ CARLOS PAIXAO JUNIOR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<text:span text:style-name="T3">LUIZ GONZAGA NETO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<text:span text:style-name="T3">LUIZ GUSTAVO LIM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<text:span text:style-name="T3">LUIZ PEDRO DA COSTA TAVAR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<text:span text:style-name="T3">LUIZ TADEU COSTA MAYNARD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span text:style-name="T3">LUIZ URQUIZA DA NOBREG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3">LUIZ VALTER RIBEIRO ROSAR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style-name="ce13" office:value-type="float" office:value="13097.77" calcext:value-type="float">
            <text:p>13.097,7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7402.26" calcext:value-type="float">
            <text:p>57.402,2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00.4" calcext:value-type="float">
            <text:p>600,40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00.4" calcext:value-type="float">
            <text:p>600,40</text:p>
          </table:table-cell>
          <table:table-cell table:number-columns-repeated="984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<text:span text:style-name="T3">LUZINETE APARECID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67.13" calcext:value-type="float">
            <text:p>2.667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<text:span text:style-name="T3">MACIRLEY SANTOS SILVA DE CARVALHO</text:span></text:p>
          </table:table-cell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3">MAGALI LIMA DE MATOS SOAR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<text:span text:style-name="T3">MANOEL CABRAL MACHADO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<text:span text:style-name="T3">MANOELA COSTA MENEZES VALOI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<text:span text:style-name="T3">MARA ALICE BARBOSA PASS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<text:span text:style-name="T3">MARA CAMILA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<text:span text:style-name="T3">MARA RUBIA SANTO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<text:span text:style-name="T3">MARCELA AYRES BRITTO SANTOS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<text:span text:style-name="T3">MARCELA GAMA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<text:span text:style-name="T3">MARCELA LINS MOURA DE FIGUEIR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<text:span text:style-name="T3">MARCELA MAXIMO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<text:span text:style-name="T3">MARCELLA BATISTA GUIMARA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<text:span text:style-name="T3">MARCELO CARDOSO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<text:span text:style-name="T3">MARCELO TORRES DE ARRUDA RAPOS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<text:span text:style-name="T3">MARCIA JAQUELINE OLIVEIRA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<text:span text:style-name="T3">MARCIA MENDES UNG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84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<text:span text:style-name="T3">MARCIA RAFAELLA FREIRE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<text:span text:style-name="T3">MARCIA VALNICE RODRIGUES LIM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<text:span text:style-name="T3">MARCILIO DE SIQUEIRA PIN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37.34" calcext:value-type="float">
            <text:p>1.137,3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37.34" calcext:value-type="float">
            <text:p>1.137,34</text:p>
          </table:table-cell>
          <table:table-cell table:number-columns-repeated="984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<text:span text:style-name="T3">MARCIO DOS SANTOS DO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7058.92" calcext:value-type="float">
            <text:p>17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<text:span text:style-name="T3">MARCIO SILVA SIQU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<text:span text:style-name="T3">MARCO TULIO SANTOS DA CONCEI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<text:span text:style-name="T3">MARCONI  ALVES VASCONCEL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span text:style-name="T3">MARCOS ANTONIO BASTOS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<text:span text:style-name="T3">MARCOS CELIO OLIVEIR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<text:span text:style-name="T3">MARCOS MATHEUS DANTAS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 CURADORIA DA FAZENDA PUBL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<text:span text:style-name="T3">MARCUS VINICIUS MORAIS DE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<text:span text:style-name="T3">MARGARIDA ALVES BRAND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<text:span text:style-name="T3">MARIA APARECIDA DE JESUS FERREIRA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DO 2º ANDAR/DAA/DA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<text:span text:style-name="T3">MARIA APARECIDA OLIVEIRA CORREIA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<text:span text:style-name="T3">MARIA APARECIDA SANTOS ROLINO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<text:span text:style-name="T3">MARIA AUXILIADORA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<text:span text:style-name="T3">MARIA AUXILIADORA R. DE OLIVEIR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<text:span text:style-name="T3">MARIA AUXILIADORA S. DE CARVALHO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<text:span text:style-name="T3">MARIA BENILDA BENTO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<text:span text:style-name="T3">MARIA CONCEICAO DE FIGUEIREDO ROLEMBERG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8865.56" calcext:value-type="float">
            <text:p>8.865,56</text:p>
          </table:table-cell>
          <table:table-cell table:number-columns-repeated="984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3">MARIA CRISTINA DA GAMA E SILVA FOZ MENDONÇ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84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<text:span text:style-name="T3">MARIA DA CONCEIÇÃO PAIXA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<text:span text:style-name="T3">MARIA DA CONCEIÇÃ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<text:span text:style-name="T3">MARIA DE LOURDES COST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<text:span text:style-name="T3">MARIA DO NASCIMENTO MENEZ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<text:span text:style-name="T3">MARIA DOS ANJOS PEREIRA DOS SANTOS</text:span></text:p>
          </table:table-cell>
          <table:table-cell table:style-name="ce8" office:value-type="string" calcext:value-type="string">
            <text:p><text:span text:style-name="T3">Chefe do Setor de A. de M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<text:span text:style-name="T3">MARIA EDILEIDE REIS DOS SANTOS MOU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22.29" calcext:value-type="float">
            <text:p>2.722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<text:span text:style-name="T3">MARIA ESTER LIMA DE AZEVEDO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<text:span text:style-name="T3">MARIA EUGENIA DA SILVA RIBEIR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9067.35" calcext:value-type="float">
            <text:p>69.067,3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<text:span text:style-name="T3">MARIA FERNANDA BARBOSA DE SANTANA FERR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<text:span text:style-name="T3">MARIA FERNANDA SOUZA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<text:span text:style-name="T3">MARIA GORETE CARDOS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<text:span text:style-name="T3">MARIA GORETE CARDOSO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240.49" calcext:value-type="float">
            <text:p>240,4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<text:span text:style-name="T3">MARIA HELENA FERNANDES DE BARRO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3">MARIA HELENA MOREIRA SANCHES LISB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84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<text:span text:style-name="T3">MARIA JOSE DO NASCIMENTO ROCH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<text:span text:style-name="T3">MARIA JOSELITA ALMEIDA BARBOS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<text:span text:style-name="T3">MARIA LILIAN MENDES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<text:span text:style-name="T3">MARIA LUIZA VIEIRA CRUZ 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<text:span text:style-name="T3">MARIA MACEDO CHAGAS MOU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3">MARIA NAZARE DE ANDRADE FRANC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<text:span text:style-name="T3">MARIA NEILDE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<text:span text:style-name="T3">MARIA RITA MACHADO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4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span text:style-name="T3">MARIA SELMA SIQUEIRA DE CARVALHO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<text:span text:style-name="T3">MARIA SUZANA AMADO REIS ANDRADE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span text:style-name="T3">MARIA TEREZA DE ARAGÃO ANDRADE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span text:style-name="T3">MARIANA MELO GOIS LEBRE HARDMAN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<text:span text:style-name="T3">MARIANA MELO SOUT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<text:span text:style-name="T3">MARIANA MOURA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<text:span text:style-name="T3">MARIANA OLIV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<text:span text:style-name="T3">MARIANA SMITH DANTAS SOBRAL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9277.59" calcext:value-type="float">
            <text:p>9.277,5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1072.58" calcext:value-type="float">
            <text:p>11.072,5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span text:style-name="T3">MARIANA TEIXEIRA CARDOSO DOS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<text:span text:style-name="T3">MARIANNE MATO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<text:span text:style-name="T3">MARILEIDE BATISTA DE MELO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<text:span text:style-name="T3">MARILENE PAES BARRETO DE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<text:span text:style-name="T3">MARILIA MELO BEZER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<text:span text:style-name="T3">MARILIA OLIVEIRA DA SILVA MURAD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<text:span text:style-name="T3">MARIO GUILHERME PEREIRA RAM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22.29" calcext:value-type="float">
            <text:p>2.722,2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<text:span text:style-name="T3">MARIO VICTOR LINHARES BARB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<text:span text:style-name="T3">MARKUS WANDER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<text:span text:style-name="T3">MARLA CAROLINE SANTOS NASCIMEN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<text:span text:style-name="T3">MARTHA RAQUELL DE PAULA E SILVA GOIS GONZAGA</text:span></text:p>
          </table:table-cell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<text:span text:style-name="T3">MATHEUS CARDOSO TEIXEIR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<text:span text:style-name="T3">MATHEUS MORAIS DE OLIVEIRA MEL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<text:span text:style-name="T3">MATHEUS SILV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<text:span text:style-name="T3">MAURA SILVA DE AQU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 PROMOTORIA DE JUSTIÇA DA CURADORIA DA FAZENDA PUBLIC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4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<text:span text:style-name="T3">MAURICIO GUSMAO MAGALH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0710.96" calcext:value-type="float">
            <text:p>40.710,9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769.88" calcext:value-type="float">
            <text:p>42.769,8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943.7" calcext:value-type="float">
            <text:p>1.94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943.7" calcext:value-type="float">
            <text:p>1.943,70</text:p>
          </table:table-cell>
          <table:table-cell table:number-columns-repeated="984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<text:span text:style-name="T3">MAX ANIBAL NUNES ALV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<text:span text:style-name="T3">MAX DIEGO SIQUEIRA SILV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<text:span text:style-name="T3">MAX JEAN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<text:span text:style-name="T3">MAYARA CARVALHO MELLO F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<text:span text:style-name="T3">MAYLANE LIMA OLIVEIRA FIGUEIRED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<text:span text:style-name="T3">MERCEDES CABIRTA DORTAS</text:span></text:p>
          </table:table-cell>
          <table:table-cell table:style-name="ce8" office:value-type="string" calcext:value-type="string">
            <text:p><text:span text:style-name="T3">*ASSESSOR DA DIV.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607.58" calcext:value-type="float">
            <text:p>607,5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<text:span text:style-name="T3">MICHELANGELO CARVALHO NABUCO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818.44" calcext:value-type="float">
            <text:p>4.818,4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613.43" calcext:value-type="float">
            <text:p>6.613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<text:span text:style-name="T3">MICHELINE SILVEIRA DE FARIA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<text:span text:style-name="T3">MICHELLI  DE OLIVEIRA BARBOS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<text:span text:style-name="T3">MIGUEL ANGELO FONTES DOS SANTOS </text:span></text:p>
          </table:table-cell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span text:style-name="T3">MILENA ROCHA CHAG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<text:span text:style-name="T3">MILTON BARRETO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<text:span text:style-name="T3">MILTON RABELO BARRETO</text:span></text:p>
          </table:table-cell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55.87" calcext:value-type="float">
            <text:p>1.255,87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55.87" calcext:value-type="float">
            <text:p>1.255,87</text:p>
          </table:table-cell>
          <table:table-cell table:number-columns-repeated="984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<text:span text:style-name="T3">MIRELLE MENDONÇA OLIVEIRA</text:span></text:p>
          </table:table-cell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2116.59" calcext:value-type="float">
            <text:p>2.116,59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4233.18" calcext:value-type="float">
            <text:p>4.233,18</text:p>
          </table:table-cell>
          <table:table-cell table:number-columns-repeated="984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<text:span text:style-name="T3">MIRENA OLIVEIRA FERREIRA L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7378.22" calcext:value-type="float">
            <text:p>67.378,2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<text:span text:style-name="T3">MOACIR NABUCO DAVILA MENESE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<text:span text:style-name="T3">MOACYR SOARES DA MOT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615.36" calcext:value-type="float">
            <text:p>42.615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<text:span text:style-name="T3">MOANA JAMILLE SANTOS DE JESU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<text:span text:style-name="T3">MONICA ANTUNES ROCHA RIGO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813.56" calcext:value-type="float">
            <text:p>1.813,5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813.56" calcext:value-type="float">
            <text:p>1.813,56</text:p>
          </table:table-cell>
          <table:table-cell table:number-columns-repeated="984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<text:span text:style-name="T3">MONICA MARIA HARDMAN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<text:span text:style-name="T3">MONICA OLIVEIRA NUNES DÓ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<text:span text:style-name="T3">MORGANA BOTO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7058.92" calcext:value-type="float">
            <text:p>17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<text:span text:style-name="T3">MURIEL GUIMARÃES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<text:span text:style-name="T3">MYRELLE MARTINS MOTA SANTIAG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<text:span text:style-name="T3">MYRNA GLYNNIS MENDONCA CRUZ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<text:span text:style-name="T3">NATALIA PRATA FREITA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<text:span text:style-name="T3">NATHALIA  XAVIER FEITOZA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span text:style-name="T3">NATHAZIA DE ALMEIDA REI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<text:span text:style-name="T3">NAYRA MOUR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<text:span text:style-name="T3">NELMA MARIA LIMA CANUTO SANTIAGO</text:span></text:p>
          </table:table-cell>
          <table:table-cell table:style-name="ce8" office:value-type="string" calcext:value-type="string">
            <text:p><text:span text:style-name="T3">Chefe de Gab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745.13" calcext:value-type="float">
            <text:p>2.74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<text:span text:style-name="T3">NELSON DANTAS DE ALMEIDA FILHO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<text:span text:style-name="T3">NEWTON SILVEIRA DIA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40.61" calcext:value-type="float">
            <text:p>12.140,6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4199.53" calcext:value-type="float">
            <text:p>14.199,5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84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<text:span text:style-name="T3">NILZA MOTTA ALMEIDA FREITA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<text:span text:style-name="T3">NILZIR SOARES VIEIRA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<text:span text:style-name="T3">NIVEA HELENA AGUIAR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<text:span text:style-name="T3">ODIL SILVA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<text:span text:style-name="T3">ODILON CABRAL MACHADO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794.99" calcext:value-type="float">
            <text:p>16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<text:span text:style-name="T3">OLEANIA MENEZE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<text:span text:style-name="T3">OLIVIA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794.99" calcext:value-type="float">
            <text:p>16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<text:span text:style-name="T3">OMERCINA GLÁUCIA BELCHIOR DE ARAÚJO</text:span></text:p>
          </table:table-cell>
          <table:table-cell table:style-name="ce8" office:value-type="string" calcext:value-type="string">
            <text:p><text:span text:style-name="T3">* Chefe do Núcleo de Auditoria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355.13" calcext:value-type="float">
            <text:p>355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<text:span text:style-name="T3">ORLANDO ROCHADEL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<text:span text:style-name="T3">OSMAR FERREIRA DO AMARAL JUNIOR WANDERLEY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<text:span text:style-name="T3">OSMARIO LISBO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<text:span text:style-name="T3">PALOMA MATOS MONTEIR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<text:span text:style-name="T3">PAMELLA HELLY ALMEIDA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40" calcext:value-type="float">
            <text:p>24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40" calcext:value-type="float">
            <text:p>24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<text:span text:style-name="T3">PASCOAL NABUCO DAVILA FREIRE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<text:span text:style-name="T3">PATRICIA AZEVEDO MORAES POR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47.67" calcext:value-type="float">
            <text:p>3.047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<text:span text:style-name="T3">PATRICIA CARDOSO MACHADO FEITO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425.07" calcext:value-type="float">
            <text:p>6.425,0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8220.06" calcext:value-type="float">
            <text:p>8.220,0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<text:span text:style-name="T3">PATRICIA PASSOS MASCARENHA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<text:span text:style-name="T3">PATRICIO FERREIRA DE FAR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<text:span text:style-name="T3">PAULA COSTA SOUZA PASQUETTI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<text:span text:style-name="T3">PAULO HENRIQUE SOARES DE ASSIS BAPTI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<text:span text:style-name="T3">PAULO JOSE DE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<text:span text:style-name="T3">PAULO JOSE FRANCISCO ALVE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<text:span text:style-name="T3">PAULO LIMA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style-name="ce13" office:value-type="float" office:value="13097.77" calcext:value-type="float">
            <text:p>13.097,7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7402.26" calcext:value-type="float">
            <text:p>57.402,2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4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<text:span text:style-name="T3">PAULO RIBEIRO DA SILVA</text:span></text:p>
          </table:table-cell>
          <table:table-cell table:style-name="ce8" office:value-type="string" calcext:value-type="string">
            <text:p><text:span text:style-name="T3">CHEFE DE SERVIÇOS DE MANUTENÇÃO - CAPITAL</text:span></text:p>
          </table:table-cell>
          <table:table-cell table:style-name="ce8" office:value-type="string" calcext:value-type="string">
            <text:p><text:span text:style-name="T3">SERVICOS DE  MAUTENCAO CAPITAL/DAA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.83" calcext:value-type="float">
            <text:p>1.248,83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48.83" calcext:value-type="float">
            <text:p>1.248,83</text:p>
          </table:table-cell>
          <table:table-cell table:number-columns-repeated="984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<text:span text:style-name="T3">PAULO ROBERTO NUNES D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<text:span text:style-name="T3">PAUL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<text:span text:style-name="T3">PEDRO FELIPE CARDOSO MOTA F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<text:span text:style-name="T3">PEDRO GOMES DE SOUZ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<text:span text:style-name="T3">PEDRO MENEZES FEITOSA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<text:span text:style-name="T3">PEDRO VICTORIO DAUD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<text:span text:style-name="T3">PEDRO VINICIUS LOPES DOS SANTO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<text:span text:style-name="T3">PETERSON ALMEIDA BARBO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<text:span text:style-name="T3">PETRUCIO LOPES CASADO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032.96" calcext:value-type="float">
            <text:p>12.032,9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3827.95" calcext:value-type="float">
            <text:p>13.827,9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<text:span text:style-name="T3">POLLYANNA MARA DE CASTRO AGUIA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<text:span text:style-name="T3">PORFIRIO MARTINS FELIX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<text:span text:style-name="T3">PRISCILA CAMARGO SILVA TAVARES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354.35" calcext:value-type="float">
            <text:p>43.354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25.65" calcext:value-type="float">
            <text:p>1.925,6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210.34" calcext:value-type="float">
            <text:p>5.210,34</text:p>
          </table:table-cell>
          <table:table-cell table:number-columns-repeated="984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<text:span text:style-name="T3">PUSCAS PEREIRA SILV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<text:span text:style-name="T3">QUELINE BARBOSA DE SOUZA ARAGÃ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049.29" calcext:value-type="float">
            <text:p>14.049,2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108.21" calcext:value-type="float">
            <text:p>16.108,2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<text:span text:style-name="T3">QUEZIA EMANUELA MESSIAS AL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<text:span text:style-name="T3">RAFAEL CUSTODIO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<text:span text:style-name="T3">RAFAEL SCHWEZ KURKOWSKI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8316.95" calcext:value-type="float">
            <text:p>18.316,9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0111.94" calcext:value-type="float">
            <text:p>20.111,9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<text:span text:style-name="T3">RAFAEL VALENCA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<text:span text:style-name="T3">RAIMUNDO BISP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4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<text:span text:style-name="T3">RAISSA LEMOS SILV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<text:span text:style-name="T3">RANDERSON FERREIRA BARBOSA SANTOS</text:span></text:p>
          </table:table-cell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<text:span text:style-name="T3">RAPHAEL FERREIRA ROCHA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007.43" calcext:value-type="float">
            <text:p>3.007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<text:span text:style-name="T3">RAQUEL PEREIRA DE CAST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<text:span text:style-name="T3">RAQUEL SOARES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<text:span text:style-name="T3">RAUL JOSE VIEIRA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<text:span text:style-name="T3">RAYANA SCHUSTER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<text:span text:style-name="T3">RAYANNE SILVA DE P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<text:span text:style-name="T3">RAYMUNDO NAPOLEAO XIMENES NETO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984"/>
        </table:table-row>
        <table:table-row table:style-name="ro4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<text:span text:style-name="T3">REGNALDO DORIA DE FREITAS</text:span></text:p>
          </table:table-cell>
          <table:table-cell table:style-name="ce8" office:value-type="string" calcext:value-type="string">
            <text:p><text:span text:style-name="T3">CORONEL  - requisitado 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<text:span text:style-name="T3">RENAN DO NASCIMENTO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<text:span text:style-name="T3">RENATA BRITO VIEIRA TELES</text:span></text:p>
          </table:table-cell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<text:span text:style-name="T3">RENATA LUIZA ARAGAO SILVA FIGUEIRE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<text:span text:style-name="T3">RENATA MACIEL ALMEIDA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<text:span text:style-name="T3">RENATA MOREIRA SANDES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<text:span text:style-name="T3">RENATA PEREIRA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<text:span text:style-name="T3">RENATA SARA DANTAS MARQUES SO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<text:span text:style-name="T3">RENATO VIEIRA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<text:span text:style-name="T3">RENE ANTONIO ERB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984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<text:span text:style-name="T3">RENIVALDO LIMA SAMPAI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<text:span text:style-name="T3">RHAQUEL GLEYSIANE FARIAS NUN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<text:span text:style-name="T3">RICARDO MACHADO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8316.95" calcext:value-type="float">
            <text:p>18.316,95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0375.87" calcext:value-type="float">
            <text:p>20.375,8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56.15" calcext:value-type="float">
            <text:p>56,1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2.83" calcext:value-type="float">
            <text:p>162,83</text:p>
          </table:table-cell>
          <table:table-cell table:number-columns-repeated="984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<text:span text:style-name="T3">RICARDO MONTEIRO MOT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<text:span text:style-name="T3">RICARDO ROUTMAN DA CU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184.06" calcext:value-type="float">
            <text:p>12.184,0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4242.98" calcext:value-type="float">
            <text:p>14.242,9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<text:span text:style-name="T3">RICARDO SOBRAL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86.1" calcext:value-type="float">
            <text:p>786,1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86.1" calcext:value-type="float">
            <text:p>786,10</text:p>
          </table:table-cell>
          <table:table-cell table:number-columns-repeated="984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<text:span text:style-name="T3">RICELLI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<text:span text:style-name="T3">RITA DE CASSIA ARAGÃO MELO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<text:span text:style-name="T3">RIVALDO FRIAS DOS SANTOS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<text:span text:style-name="T3">ROBERIO MESQUITA MATOS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382.48" calcext:value-type="float">
            <text:p>382,48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127.61" calcext:value-type="float">
            <text:p>3.127,61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<text:span text:style-name="T3">ROBERTA ARAUJO DE MELO BRIT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span text:style-name="T3">ROBERTA CONCEICAO ALMEID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102.66" calcext:value-type="float">
            <text:p>1.102,6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561.02" calcext:value-type="float">
            <text:p>3.561,0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<text:span text:style-name="T3">ROBERTA LIM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<text:span text:style-name="T3">ROBERTA ROCHA DEDA CHAGAS</text:span></text:p>
          </table:table-cell>
          <table:table-cell table:style-name="ce8" office:value-type="string" calcext:value-type="string">
            <text:p><text:span text:style-name="T3">Assessor do Diretor de Tec. da Inform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<text:span text:style-name="T3">ROBERTA SANDRA REIS BARRET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<text:span text:style-name="T3">ROBERTA SOBRAL MANSOU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<text:span text:style-name="T3">ROBERTO ANDRUSYSZYN CELI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<text:span text:style-name="T3">RODOLFO GALVA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<text:span text:style-name="T3">RODOMARQUES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49.69" calcext:value-type="float">
            <text:p>249,69</text:p>
          </table:table-cell>
          <table:table-cell table:style-name="ce13" office:value-type="float" office:value="416.25" calcext:value-type="float">
            <text:p>416,25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665.94" calcext:value-type="float">
            <text:p>665,94</text:p>
          </table:table-cell>
          <table:table-cell table:number-columns-repeated="984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<text:span text:style-name="T3">RODRIGO MUNIZ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<text:span text:style-name="T3">ROGERIO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<text:span text:style-name="T3">ROGERIO FERREIRA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MILITAR 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<text:span text:style-name="T3">ROMULO ARAGAO COSTA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<text:span text:style-name="T3">ROMULO LINS ALV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354.35" calcext:value-type="float">
            <text:p>43.354,3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<text:span text:style-name="T3">ROMULO NUNES FREIRE FONT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<text:span text:style-name="T3">RONALD NASCIMENT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794.99" calcext:value-type="float">
            <text:p>16.794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823.15" calcext:value-type="float">
            <text:p>1.823,15</text:p>
          </table:table-cell>
          <table:table-cell table:style-name="ce13" office:value-type="float" office:value="1055.51" calcext:value-type="float">
            <text:p>1.055,51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878.66" calcext:value-type="float">
            <text:p>2.878,66</text:p>
          </table:table-cell>
          <table:table-cell table:number-columns-repeated="984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<text:span text:style-name="T3">RONNIE CHARLSON ALVES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<text:span text:style-name="T3">ROOSEVELT BATISTA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<text:span text:style-name="T3">ROQUE JOSE DE SOUSA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<text:span text:style-name="T3">ROSA MARIA FRAGA SANTOS</text:span></text:p>
          </table:table-cell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<text:span text:style-name="T3">ROSA SOARES DOS SANTOS CARDOS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<text:span text:style-name="T3">ROSANE GONÇALVES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<text:span text:style-name="T3">ROSANGELA DE OLIVEIRA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<text:span text:style-name="T3">ROSECLEIDE ALCANTARA DE SOUZ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<text:span text:style-name="T3">ROSELIA ALVES DA SILVA MALT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<text:span text:style-name="T3">ROSENALDO ARAGAO LIMA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<text:span text:style-name="T3">ROSIVALDO SANTOS DA CRUZ</text:span></text:p>
          </table:table-cell>
          <table:table-cell table:style-name="ce8" office:value-type="string" calcext:value-type="string">
            <text:p><text:span text:style-name="T3">CHEFE DE SERVIÇOS DE MANUTENÇÃO-INTERIOR</text:span></text:p>
          </table:table-cell>
          <table:table-cell table:style-name="ce8" office:value-type="string" calcext:value-type="string">
            <text:p><text:span text:style-name="T3">SERVICOS MANUTENCAO INTERIOR/DAA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48.83" calcext:value-type="float">
            <text:p>1.248,83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248.83" calcext:value-type="float">
            <text:p>1.248,83</text:p>
          </table:table-cell>
          <table:table-cell table:number-columns-repeated="984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<text:span text:style-name="T3">RUBENS DOS SANTOS</text:span></text:p>
          </table:table-cell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<text:span text:style-name="T3">RUBENS ESTEVES DE MOUR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<text:span text:style-name="T3">RUIRONALDI DOS SANTOS CRUZ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<text:span text:style-name="T3">RUTH ARAUJO FALCA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<text:span text:style-name="T3">RUY WANDERLA DE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<text:span text:style-name="T3">SALVIO HENRIQUE DA ROCHA CO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<text:span text:style-name="T3">SANDRA AUGUSTA BARRETO ROLLEMBERG CONRADO</text:span></text:p>
          </table:table-cell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<text:span text:style-name="T3">SANDRA ELIZABETH DE ALMEIDA RAMO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<text:span text:style-name="T3">SANDRO DE REZEN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<text:span text:style-name="T3">SANDRO LUIZ DA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4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<text:span text:style-name="T3">SANDRO STEFANO SA AZEVED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<text:span text:style-name="T3">SAULO DOS SANTOS LOPES CRU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<text:span text:style-name="T3">SAULO MORAIS DE ANDRADE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400.6" calcext:value-type="float">
            <text:p>6.400,6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7456.6" calcext:value-type="float">
            <text:p>7.456,6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<text:span text:style-name="T3">SAVIO ROBERTO AMORIM ARAGÃO SILV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<text:span text:style-name="T3">SERGIO WALDEMAR BARRETO RODRIGUES FILH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<text:span text:style-name="T3">SHEILA ANDRADE ARAUJO MA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<text:span text:style-name="T3">SHEILA CUSTODIO LEAL NOVAE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<text:span text:style-name="T3">SHIRLANE BARBOS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<text:span text:style-name="T3">SILENE MARIA DE FRANÇA JANSSEN</text:span></text:p>
          </table:table-cell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<text:span text:style-name="T3">SILVIA BRITO LUDUVICE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<text:span text:style-name="T3">SILVIA FERNANDA CARVALHO MENEZES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<text:span text:style-name="T3">SILVIA FRANCA DE SOUZA MORELLI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<text:span text:style-name="T3">SILVIA LEAL ALBUQUERQU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style-name="ce13" office:value-type="float" office:value="875.92" calcext:value-type="float">
            <text:p>875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04.05" calcext:value-type="float">
            <text:p>304,05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780.2" calcext:value-type="float">
            <text:p>2.780,20</text:p>
          </table:table-cell>
          <table:table-cell table:number-columns-repeated="984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<text:span text:style-name="T3">SILVIA ROBERTA FERREIRA TAVARES</text:span></text:p>
          </table:table-cell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<text:span text:style-name="T3">SILVIA TAMARA MENDONCA DO CARM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3">SILVIO ROBERTO MATOS EUZEBI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<text:span text:style-name="T3">SIMONE FELICIO DOS SANTOS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<text:span text:style-name="T3">SOLANO LUCIO DE OLIVEIRA SILV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56.15" calcext:value-type="float">
            <text:p>56,15</text:p>
          </table:table-cell>
          <table:table-cell table:style-name="ce13" office:value-type="float" office:value="1920.24" calcext:value-type="float">
            <text:p>1.920,24</text:p>
          </table:table-cell>
          <table:table-cell table:style-name="ce13" office:value-type="float" office:value="320.04" calcext:value-type="float">
            <text:p>320,04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2296.43" calcext:value-type="float">
            <text:p>2.296,43</text:p>
          </table:table-cell>
          <table:table-cell table:number-columns-repeated="984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span text:style-name="T3">SONIA KAROLINE AMARAL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<text:span text:style-name="T3">STANLEY KLEBER NOGUEIR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<text:span text:style-name="T3">SUSANA ARRUD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span text:style-name="T3">SUSANA RAQUEL CIPRIANO SAMPAIO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<text:span text:style-name="T3">SUZY MARY DE CARVALHO VI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style-name="ce13" office:value-type="float" office:value="1572.2" calcext:value-type="float">
            <text:p>1.572,2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3705.9" calcext:value-type="float">
            <text:p>3.705,90</text:p>
          </table:table-cell>
          <table:table-cell table:number-columns-repeated="984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<text:span text:style-name="T3">SYLVIO ALEXANDRE DE OLIVEIRA BELE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<text:span text:style-name="T3">TAISA TORRES ARAG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<text:span text:style-name="T3">TALITA CUNEGUNDES FERNANDES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910.89" calcext:value-type="float">
            <text:p>910,8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2969.81" calcext:value-type="float">
            <text:p>2.969,8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<text:span text:style-name="T3">TATIANA SOUTO QUIR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2615.36" calcext:value-type="float">
            <text:p>42.615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<text:span text:style-name="T3">TATIANE AGUIAR GUIMARAE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<text:span text:style-name="T3">TATIANE DOS SANTOS SILVA LISBO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211.27" calcext:value-type="float">
            <text:p>2.211,2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<text:span text:style-name="T3">TEREZA CRISTINA MENEZES DE SANTAN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820.9" calcext:value-type="float">
            <text:p>820,9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<text:span text:style-name="T3">TEREZINHA CRISTINA SANTANA SALES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<text:span text:style-name="T3">TEREZINHA OLIVEIRA SANTOS</text:span></text:p>
          </table:table-cell>
          <table:table-cell table:style-name="ce8" office:value-type="string" calcext:value-type="string">
            <text:p><text:span text:style-name="T3">TÉCNICO  CONTABILIDADE - requisitad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504.67" calcext:value-type="float">
            <text:p>504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<text:span text:style-name="T3">THAIS SARMENTO ME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<text:span text:style-name="T3">THAMIRES ATHYNA MENDONCA DA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<text:span text:style-name="T3">THEREZA RAQUEL MAC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58.36" calcext:value-type="float">
            <text:p>2.458,3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<text:span text:style-name="T3">THIAGO JOSE MENEZ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<text:span text:style-name="T3">THIAGO LIMA FEITOZ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<text:span text:style-name="T3">THISSIANE MATOS BATIST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<text:span text:style-name="T3">THYARA KAHENA SOTERO ALVES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3.74" calcext:value-type="float">
            <text:p>2.783,7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<text:span text:style-name="T3">TIAGO RODRIGUES APOSTO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<text:span text:style-name="T3">ULISSES GOMES DE ANDRADE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<text:span text:style-name="T3">VALDECI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<text:span text:style-name="T3">VALDETE ALINE ALMEIDA DE MENEZES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<text:span text:style-name="T3">VALDIVIA MARQUES BOMFIM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<text:span text:style-name="T3">VALERIA CHAGAS MEL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5000" calcext:value-type="float">
            <text:p>15.0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214.07" calcext:value-type="float">
            <text:p>1.214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<text:span text:style-name="T3">VALTER REINALDO SILVA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3">VALTER VI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8074.49" calcext:value-type="float">
            <text:p>8.074,4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0344.56" calcext:value-type="float">
            <text:p>10.344,56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<text:span text:style-name="T3">VANDERLEY DOS SANTOS RODRIGUES</text:span></text:p>
          </table:table-cell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274.4" calcext:value-type="float">
            <text:p>1.274,40</text:p>
          </table:table-cell>
          <table:table-cell table:number-columns-repeated="16" table:style-name="ce13" office:value-type="float" office:value="0" calcext:value-type="float">
            <text:p>0,00</text:p>
          </table:table-cell>
          <table:table-cell table:style-name="ce13" office:value-type="float" office:value="1274.4" calcext:value-type="float">
            <text:p>1.274,40</text:p>
          </table:table-cell>
          <table:table-cell table:number-columns-repeated="984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span text:style-name="T3">VANESSA GOIS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3.2" calcext:value-type="float">
            <text:p>2.403,2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<text:span text:style-name="T3">VANESSA MOTA COUTINHO INACIO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<text:span text:style-name="T3">VANUSA MADUREIRA SOUZA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4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<text:span text:style-name="T3">VERA LUCIA OLIVEIRA UCHO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<text:span text:style-name="T3">VERONICA DE OLIVEIRA LAZ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458.85" calcext:value-type="float">
            <text:p>458,8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469.46" calcext:value-type="float">
            <text:p>1.469,4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928.31" calcext:value-type="float">
            <text:p>1.928,31</text:p>
          </table:table-cell>
          <table:table-cell table:number-columns-repeated="984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<text:span text:style-name="T3">VERONICA DINIZ FRANCO OLIVEIRA</text:span></text:p>
          </table:table-cell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<text:span text:style-name="T3">VERONICA EUGENIA MORALES SALINAS ALV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pan text:style-name="T3">VERONICA PEREIRA DA CRUZ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<text:span text:style-name="T3">VICENTE CABRAL LE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<text:span text:style-name="T3">VICTOR JOSE PINTO RIBEIRO SILVEIR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<text:span text:style-name="T3">VIRGILIO DO VALE VI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1.4" calcext:value-type="float">
            <text:p>2.021,4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021.4" calcext:value-type="float">
            <text:p>2.021,40</text:p>
          </table:table-cell>
          <table:table-cell table:number-columns-repeated="984"/>
        </table:table-row>
        <table:table-row table:style-name="ro4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<text:span text:style-name="T3">VITOR ARTUR RALIN DE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<text:span text:style-name="T3">VIVIANE MILENA FERREIRA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4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<text:span text:style-name="T3">VOLESSA FREIRE SAMPAIO FISCI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4054.77" calcext:value-type="float">
            <text:p>4.054,7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6457.97" calcext:value-type="float">
            <text:p>6.457,9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<text:span text:style-name="T3">WALTENBERG LIMA DE 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618.28" calcext:value-type="float">
            <text:p>43.618,28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<text:span text:style-name="T3">WALTER CESAR NUNE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3829.43" calcext:value-type="float">
            <text:p>43.829,4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4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<text:span text:style-name="T3">WANDERLEY SIQUEIRA MONTE SANT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5188.82" calcext:value-type="float">
            <text:p>5.188,82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7933.95" calcext:value-type="float">
            <text:p>7.933,95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<text:span text:style-name="T3">WASHINGTON LUIZ MENDONC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689.13" calcext:value-type="float">
            <text:p>1.689,1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<text:span text:style-name="T3">WESLEY CRISTIAN SANTOS ALMEID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<text:span text:style-name="T3">WESLEY DE SANTANA SANTOS</text:span></text:p>
          </table:table-cell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<text:span text:style-name="T3">WESLEY SANTOS CERQU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<text:span text:style-name="T3">WILLAMS FERREIRA DE MA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1002.92" calcext:value-type="float">
            <text:p>1.002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058.92" calcext:value-type="float">
            <text:p>2.058,92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<text:span text:style-name="T3">WILLDE PEREIRA SOB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032.44" calcext:value-type="float">
            <text:p>2.032,44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<text:span text:style-name="T3">WILTON ARAUJ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689.13" calcext:value-type="float">
            <text:p>1.689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41559.36" calcext:value-type="float">
            <text:p>41.559,36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4304.49" calcext:value-type="float">
            <text:p>44.304,4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<text:span text:style-name="T3">WOLNEY MACIEL DE CARVALH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<text:span text:style-name="T3">YANNE LEITE MENES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738.99" calcext:value-type="float">
            <text:p>738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794.99" calcext:value-type="float">
            <text:p>1.794,99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4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<text:span text:style-name="T3">ZENAIDE DANTAS LIM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214.07" calcext:value-type="float">
            <text:p>1.214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270.07" calcext:value-type="float">
            <text:p>2.270,0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number-columns-repeated="984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758787.54" calcext:value-type="float">
            <text:p>758.787,54</text:p>
          </table:table-cell>
          <table:table-cell table:style-name="ce14" office:value-type="float" office:value="2903.64" calcext:value-type="float">
            <text:p>2.903,64</text:p>
          </table:table-cell>
          <table:table-cell table:style-name="ce14" office:value-type="float" office:value="762432" calcext:value-type="float">
            <text:p>762.432,00</text:p>
          </table:table-cell>
          <table:table-cell table:style-name="ce14" office:value-type="float" office:value="1760" calcext:value-type="float">
            <text:p>1.760,00</text:p>
          </table:table-cell>
          <table:table-cell table:style-name="ce14" office:value-type="float" office:value="92773.39" calcext:value-type="float">
            <text:p>92.773,3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407.75" calcext:value-type="float">
            <text:p>2.407,75</text:p>
          </table:table-cell>
          <table:table-cell table:style-name="ce14" office:value-type="float" office:value="4898656.71" calcext:value-type="float">
            <text:p>4.898.656,71</text:p>
          </table:table-cell>
          <table:table-cell table:style-name="ce14" office:value-type="float" office:value="47909.6" calcext:value-type="float">
            <text:p>47.909,6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805.11" calcext:value-type="float">
            <text:p>7.805,11</text:p>
          </table:table-cell>
          <table:table-cell table:style-name="ce14" office:value-type="float" office:value="6575435.74" calcext:value-type="float">
            <text:p>6.575.435,74</text:p>
          </table:table-cell>
          <table:table-cell table:style-name="ce14" office:value-type="float" office:value="7226.59" calcext:value-type="float">
            <text:p>7.226,59</text:p>
          </table:table-cell>
          <table:table-cell table:style-name="ce14" office:value-type="float" office:value="386.57" calcext:value-type="float">
            <text:p>386,57</text:p>
          </table:table-cell>
          <table:table-cell table:style-name="ce14" office:value-type="float" office:value="2185.1" calcext:value-type="float">
            <text:p>2.185,1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976.65" calcext:value-type="float">
            <text:p>4.976,6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274.4" calcext:value-type="float">
            <text:p>1.274,4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31036.11" calcext:value-type="float">
            <text:p>31.036,11</text:p>
          </table:table-cell>
          <table:table-cell table:style-name="ce14" office:value-type="float" office:value="6657.98" calcext:value-type="float">
            <text:p>6.657,98</text:p>
          </table:table-cell>
          <table:table-cell table:style-name="ce14" office:value-type="float" office:value="45797.34" calcext:value-type="float">
            <text:p>45.797,34</text:p>
          </table:table-cell>
          <table:table-cell table:style-name="ce14" office:value-type="float" office:value="13164.35" calcext:value-type="float">
            <text:p>13.164,35</text:p>
          </table:table-cell>
          <table:table-cell table:style-name="ce14" office:value-type="float" office:value="114197.4" calcext:value-type="float">
            <text:p>114.197,40</text:p>
          </table:table-cell>
          <table:table-cell table:style-name="ce14" office:value-type="float" office:value="729.95" calcext:value-type="float">
            <text:p>729,95</text:p>
          </table:table-cell>
          <table:table-cell table:style-name="ce14" office:value-type="float" office:value="2021.35" calcext:value-type="float">
            <text:p>2.021,3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624.41" calcext:value-type="float">
            <text:p>8.624,4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475.64" calcext:value-type="float">
            <text:p>13.475,6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842.32" calcext:value-type="float">
            <text:p>15.842,3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67596.16" calcext:value-type="float">
            <text:p>267.596,16</text:p>
          </table:table-cell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Ressarcimentos: restituição de valores descontados indevidamente ou a maior do Membro/Servidor.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Fonte da Informação: Diretoria de Recursos Humanos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5">
          <table:table-cell table:style-name="ce5" office:value-type="string" calcext:value-type="string" table:number-columns-spanned="40" table:number-rows-spanned="1">
            <text:p><text:span text:style-name="T1">Data da última atualização: 31/12/2019 12:28:41</text:span></text:p>
          </table:table-cell>
          <table:covered-table-cell table:number-columns-repeated="39" table:style-name="ce10"/>
          <table:table-cell table:number-columns-repeated="984"/>
        </table:table-row>
        <table:table-row table:style-name="ro6" table:number-rows-repeated="10477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0T12:32:03.235000000</dc:date>
    <meta:editing-duration>PT2M43S</meta:editing-duration>
    <meta:editing-cycles>2</meta:editing-cycles>
    <meta:generator>LibreOffice/6.1.1.2$Windows_X86_64 LibreOffice_project/5d19a1bfa650b796764388cd8b33a5af1f5baa1b</meta:generator>
    <meta:document-statistic meta:table-count="1" meta:cell-count="33444" meta:object-count="0"/>
  </office:meta>
</office:document-meta>
</file>